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383cm" style:rel-column-width="9186*"/>
    </style:style>
    <style:style style:name="Tableau2.C" style:family="table-column">
      <style:table-column-properties style:column-width="2.475cm" style:rel-column-width="9539*"/>
    </style:style>
    <style:style style:name="Tableau2.D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9362*"/>
    </style:style>
    <style:style style:name="Tableau3.G" style:family="table-column">
      <style:table-column-properties style:column-width="2.429cm" style:rel-column-width="936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101cm" fo:margin-left="0cm" table:align="left"/>
    </style:style>
    <style:style style:name="Tableau5.A" style:family="table-column">
      <style:table-column-properties style:column-width="2.427cm"/>
    </style:style>
    <style:style style:name="Tableau5.B" style:family="table-column">
      <style:table-column-properties style:column-width="2.429cm"/>
    </style:style>
    <style:style style:name="Tableau5.G" style:family="table-column">
      <style:table-column-properties style:column-width="2.52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a137" officeooo:paragraph-rsid="0012a137"/>
    </style:style>
    <style:style style:name="P2" style:family="paragraph" style:parent-style-name="Standard">
      <style:text-properties officeooo:rsid="0012a137" officeooo:paragraph-rsid="0014a310"/>
    </style:style>
    <style:style style:name="P3" style:family="paragraph" style:parent-style-name="Standard">
      <style:text-properties fo:font-size="32pt" officeooo:rsid="0012a137" officeooo:paragraph-rsid="0012a137" style:font-size-asian="32pt" style:font-size-complex="32pt"/>
    </style:style>
    <style:style style:name="P4" style:family="paragraph" style:parent-style-name="Standard">
      <style:text-properties fo:font-size="32pt" officeooo:rsid="00135208" officeooo:paragraph-rsid="00135208" style:font-size-asian="28pt" style:font-size-complex="32pt"/>
    </style:style>
    <style:style style:name="P5" style:family="paragraph" style:parent-style-name="Standard">
      <style:text-properties fo:font-size="32pt" fo:font-weight="normal" officeooo:rsid="00135208" officeooo:paragraph-rsid="00135208" style:font-size-asian="32pt" style:font-weight-asian="normal" style:font-size-complex="32pt" style:font-weight-complex="normal"/>
    </style:style>
    <style:style style:name="P6" style:family="paragraph" style:parent-style-name="Standard">
      <style:text-properties fo:font-size="32pt" fo:font-weight="normal" officeooo:rsid="0012a137" officeooo:paragraph-rsid="0012a137" style:font-size-asian="32pt" style:font-weight-asian="normal" style:font-size-complex="32pt" style:font-weight-complex="normal"/>
    </style:style>
    <style:style style:name="P7" style:family="paragraph" style:parent-style-name="Standard">
      <style:text-properties fo:font-size="32pt" fo:font-weight="normal" officeooo:rsid="001702c9" officeooo:paragraph-rsid="001702c9" style:font-size-asian="28pt" style:font-weight-asian="normal" style:font-size-complex="32pt" style:font-weight-complex="normal"/>
    </style:style>
    <style:style style:name="P8" style:family="paragraph" style:parent-style-name="Standard">
      <style:text-properties fo:font-size="32pt" fo:font-weight="normal" officeooo:rsid="00202a9f" officeooo:paragraph-rsid="00202a9f" style:font-size-asian="28pt" style:font-weight-asian="normal" style:font-size-complex="32pt" style:font-weight-complex="normal"/>
    </style:style>
    <style:style style:name="P9" style:family="paragraph" style:parent-style-name="Standard">
      <style:text-properties fo:font-size="32pt" fo:font-weight="bold" officeooo:rsid="0012a137" officeooo:paragraph-rsid="0012a137" style:font-size-asian="32pt" style:font-weight-asian="bold" style:font-size-complex="32pt" style:font-weight-complex="bold"/>
    </style:style>
    <style:style style:name="P10" style:family="paragraph" style:parent-style-name="Standard">
      <style:text-properties fo:font-size="20pt" officeooo:rsid="00135208" officeooo:paragraph-rsid="00135208" style:font-size-asian="17.5pt" style:font-size-complex="20pt"/>
    </style:style>
    <style:style style:name="P11" style:family="paragraph" style:parent-style-name="Standard">
      <style:text-properties fo:font-size="20pt" officeooo:paragraph-rsid="001ea59c" style:font-size-asian="17.5pt" style:font-size-complex="20pt"/>
    </style:style>
    <style:style style:name="P12" style:family="paragraph" style:parent-style-name="Table_20_Contents">
      <style:text-properties fo:font-size="20pt" officeooo:paragraph-rsid="001ea59c" style:font-size-asian="17.5pt" style:font-size-complex="20pt"/>
    </style:style>
    <style:style style:name="P13" style:family="paragraph" style:parent-style-name="Table_20_Contents">
      <style:text-properties fo:font-size="20pt" style:font-size-asian="17.5pt" style:font-size-complex="20pt"/>
    </style:style>
    <style:style style:name="P14" style:family="paragraph" style:parent-style-name="Table_20_Contents">
      <style:text-properties fo:font-size="20pt" officeooo:rsid="001d9ba6" officeooo:paragraph-rsid="001d9ba6" style:font-size-asian="17.5pt" style:font-size-complex="20pt"/>
    </style:style>
    <style:style style:name="P15" style:family="paragraph" style:parent-style-name="Table_20_Contents">
      <style:text-properties fo:font-size="20pt" officeooo:rsid="001ea59c" officeooo:paragraph-rsid="001ea59c" style:font-size-asian="17.5pt" style:font-size-complex="20pt"/>
    </style:style>
    <style:style style:name="P16" style:family="paragraph" style:parent-style-name="Table_20_Contents">
      <style:text-properties fo:font-size="20pt" officeooo:rsid="001ea59c" officeooo:paragraph-rsid="00208c74" style:font-size-asian="17.5pt" style:font-size-complex="20pt"/>
    </style:style>
    <style:style style:name="P17" style:family="paragraph" style:parent-style-name="Table_20_Contents">
      <style:text-properties fo:font-size="20pt" officeooo:rsid="00202a9f" officeooo:paragraph-rsid="00202a9f" style:font-size-asian="17.5pt" style:font-size-complex="20pt"/>
    </style:style>
    <style:style style:name="P18" style:family="paragraph" style:parent-style-name="Table_20_Contents">
      <style:text-properties fo:font-size="20pt" officeooo:paragraph-rsid="00208c74" style:font-size-asian="17.5pt" style:font-size-complex="20pt"/>
    </style:style>
    <style:style style:name="P19" style:family="paragraph" style:parent-style-name="Standard">
      <style:text-properties fo:font-size="20pt" fo:font-weight="normal" officeooo:rsid="001702c9" officeooo:paragraph-rsid="001702c9" style:font-size-asian="17.5pt" style:font-weight-asian="normal" style:font-size-complex="20pt" style:font-weight-complex="normal"/>
    </style:style>
    <style:style style:name="P20" style:family="paragraph" style:parent-style-name="Standard">
      <style:text-properties fo:font-size="20pt" fo:font-weight="normal" officeooo:rsid="001702c9" officeooo:paragraph-rsid="0018b9dc" style:font-size-asian="17.5pt" style:font-weight-asian="normal" style:font-size-complex="20pt" style:font-weight-complex="normal"/>
    </style:style>
    <style:style style:name="P21" style:family="paragraph" style:parent-style-name="Standard">
      <style:text-properties fo:font-size="20pt" fo:font-weight="normal" officeooo:rsid="0018b9dc" officeooo:paragraph-rsid="0019faf1" style:font-size-asian="17.5pt" style:font-weight-asian="normal" style:font-size-complex="20pt" style:font-weight-complex="normal"/>
    </style:style>
    <style:style style:name="P22" style:family="paragraph" style:parent-style-name="Standard">
      <style:text-properties fo:font-size="20pt" fo:font-weight="normal" officeooo:rsid="0019faf1" officeooo:paragraph-rsid="0019faf1" style:font-size-asian="17.5pt" style:font-weight-asian="normal" style:font-size-complex="20pt" style:font-weight-complex="normal"/>
    </style:style>
    <style:style style:name="P23" style:family="paragraph" style:parent-style-name="Standard">
      <style:text-properties fo:font-size="20pt" fo:font-weight="normal" officeooo:rsid="00202a9f" officeooo:paragraph-rsid="00202a9f" style:font-size-asian="17.5pt" style:font-weight-asian="normal" style:font-size-complex="20pt" style:font-weight-complex="normal"/>
    </style:style>
    <style:style style:name="P24" style:family="paragraph" style:parent-style-name="Standard">
      <style:text-properties fo:font-size="20pt" fo:font-weight="normal" officeooo:rsid="0020624a" officeooo:paragraph-rsid="0020624a" style:font-size-asian="17.5pt" style:font-weight-asian="normal" style:font-size-complex="20pt" style:font-weight-complex="normal"/>
    </style:style>
    <style:style style:name="P25" style:family="paragraph" style:parent-style-name="Standard">
      <style:text-properties fo:font-size="20pt" fo:font-weight="bold" officeooo:rsid="0020624a" officeooo:paragraph-rsid="0020624a" style:font-size-asian="17.5pt" style:font-weight-asian="bold" style:font-size-complex="20pt" style:font-weight-complex="bold"/>
    </style:style>
    <style:style style:name="P26" style:family="paragraph" style:parent-style-name="Standard">
      <style:text-properties fo:font-size="20pt" fo:font-weight="bold" officeooo:rsid="00135208" officeooo:paragraph-rsid="00135208" style:font-size-asian="17.5pt" style:font-weight-asian="bold" style:font-size-complex="20pt" style:font-weight-complex="bold"/>
    </style:style>
    <style:style style:name="P27" style:family="paragraph" style:parent-style-name="Table_20_Contents">
      <style:text-properties fo:font-size="20pt" officeooo:rsid="001d9ba6" officeooo:paragraph-rsid="001d9ba6" style:font-size-asian="20pt" style:font-size-complex="20pt"/>
    </style:style>
    <style:style style:name="P28" style:family="paragraph" style:parent-style-name="Standard">
      <style:text-properties fo:font-size="20pt" officeooo:rsid="0012a137" officeooo:paragraph-rsid="0012a137" style:font-size-asian="20pt" style:font-size-complex="20pt"/>
    </style:style>
    <style:style style:name="P29" style:family="paragraph" style:parent-style-name="Standard">
      <style:text-properties officeooo:paragraph-rsid="001ea59c"/>
    </style:style>
    <style:style style:name="P30" style:family="paragraph" style:parent-style-name="Standard">
      <style:text-properties fo:font-size="15pt" fo:font-weight="normal" officeooo:rsid="00202a9f" officeooo:paragraph-rsid="00202a9f" style:font-size-asian="13.1000003814697pt" style:font-weight-asian="normal" style:font-size-complex="15pt" style:font-weight-complex="normal"/>
    </style:style>
    <style:style style:name="P31" style:family="paragraph" style:parent-style-name="Table_20_Contents">
      <style:text-properties fo:font-size="15pt" officeooo:rsid="001d9ba6" officeooo:paragraph-rsid="001d9ba6" style:font-size-asian="15pt" style:font-size-complex="15pt"/>
    </style:style>
    <style:style style:name="P32" style:family="paragraph" style:parent-style-name="Table_20_Contents">
      <style:text-properties fo:font-size="15pt" officeooo:rsid="001d9ba6" officeooo:paragraph-rsid="001ea59c" style:font-size-asian="15pt" style:font-size-complex="15pt"/>
    </style:style>
    <style:style style:name="P33" style:family="paragraph" style:parent-style-name="Table_20_Contents">
      <style:text-properties fo:font-size="15pt" officeooo:rsid="001ea59c" officeooo:paragraph-rsid="001ea59c" style:font-size-asian="15pt" style:font-size-complex="15pt"/>
    </style:style>
    <style:style style:name="P34" style:family="paragraph" style:parent-style-name="Table_20_Contents">
      <style:text-properties fo:font-size="15pt" officeooo:rsid="00202a9f" officeooo:paragraph-rsid="00202a9f" style:font-size-asian="15pt" style:font-size-complex="15pt"/>
    </style:style>
    <style:style style:name="P35" style:family="paragraph" style:parent-style-name="Table_20_Contents">
      <style:text-properties fo:font-size="15pt" officeooo:rsid="0021c7f1" officeooo:paragraph-rsid="0021c7f1" style:font-size-asian="15pt" style:font-size-complex="15pt"/>
    </style:style>
    <style:style style:name="P36" style:family="paragraph" style:parent-style-name="Standard">
      <style:text-properties fo:font-size="6pt" fo:font-weight="normal" officeooo:rsid="0020624a" officeooo:paragraph-rsid="0020624a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font-weight="bold" officeooo:rsid="0020624a" officeooo:paragraph-rsid="0020624a" style:font-size-asian="5.25pt" style:font-weight-asian="bold" style:font-size-complex="6pt" style:font-weight-complex="bold"/>
    </style:style>
    <style:style style:name="P38" style:family="paragraph" style:parent-style-name="Standard">
      <style:text-properties style:font-name="Liberation Serif" fo:font-size="6pt" fo:font-weight="normal" officeooo:rsid="0018b9dc" officeooo:paragraph-rsid="0019faf1" style:font-size-asian="5.25pt" style:font-weight-asian="normal" style:font-size-complex="6pt" style:font-weight-complex="normal"/>
    </style:style>
    <style:style style:name="P39" style:family="paragraph" style:parent-style-name="Standard">
      <style:text-properties style:font-name="Liberation Serif" fo:font-size="6pt" fo:font-weight="normal" officeooo:rsid="00202a9f" officeooo:paragraph-rsid="00202a9f" style:font-size-asian="6pt" style:font-weight-asian="normal" style:font-size-complex="6pt" style:font-weight-complex="normal"/>
    </style:style>
    <style:style style:name="P40" style:family="paragraph" style:parent-style-name="Standard">
      <style:text-properties style:font-name="Liberation Serif" fo:font-size="2pt" fo:font-weight="normal" officeooo:rsid="0018b9dc" officeooo:paragraph-rsid="00202a9f" style:font-size-asian="1.75pt" style:font-weight-asian="normal" style:font-size-complex="2pt" style:font-weight-complex="normal"/>
    </style:style>
    <style:style style:name="P41" style:family="paragraph" style:parent-style-name="Standard">
      <style:text-properties style:font-name="Liberation Serif" fo:font-size="15pt" fo:font-weight="normal" officeooo:rsid="00202a9f" officeooo:paragraph-rsid="00202a9f" style:font-size-asian="13.1000003814697pt" style:font-weight-asian="normal" style:font-size-complex="15pt" style:font-weight-complex="normal"/>
    </style:style>
    <style:style style:name="P42" style:family="paragraph" style:parent-style-name="Table_20_Contents">
      <style:text-properties fo:font-size="14pt" officeooo:rsid="001d9ba6" officeooo:paragraph-rsid="001d9ba6" style:font-size-asian="14pt" style:font-size-complex="14pt"/>
    </style:style>
    <style:style style:name="P43" style:family="paragraph" style:parent-style-name="Table_20_Contents">
      <style:text-properties fo:font-size="14pt" officeooo:rsid="001ea59c" officeooo:paragraph-rsid="001ea59c" style:font-size-asian="14pt" style:font-size-complex="14pt"/>
    </style:style>
    <style:style style:name="P44" style:family="paragraph" style:parent-style-name="Table_20_Contents">
      <style:text-properties fo:font-size="18pt" officeooo:rsid="001d9ba6" officeooo:paragraph-rsid="001d9ba6" style:font-size-asian="18pt" style:font-size-complex="18pt"/>
    </style:style>
    <style:style style:name="P45" style:family="paragraph" style:parent-style-name="Table_20_Contents">
      <style:text-properties fo:font-size="18pt" officeooo:rsid="001ea59c" officeooo:paragraph-rsid="001ea59c" style:font-size-asian="18pt" style:font-size-complex="18pt"/>
    </style:style>
    <style:style style:name="P46" style:family="paragraph" style:parent-style-name="Table_20_Contents">
      <style:text-properties fo:font-size="18pt" officeooo:rsid="00202a9f" officeooo:paragraph-rsid="00202a9f" style:font-size-asian="18pt" style:font-size-complex="18pt"/>
    </style:style>
    <style:style style:name="P47" style:family="paragraph" style:parent-style-name="Standard">
      <style:text-properties style:text-underline-style="solid" style:text-underline-width="auto" style:text-underline-color="font-color" officeooo:rsid="0012a137" officeooo:paragraph-rsid="0012a13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none" fo:font-weight="bold" officeooo:rsid="00135208" style:font-size-asian="20pt" style:font-weight-asian="bold" style:font-size-complex="20pt" style:font-weight-complex="bold"/>
    </style:style>
    <style:style style:name="T4" style:family="text">
      <style:text-properties fo:font-size="20pt" style:text-underline-style="none" fo:font-weight="bold" officeooo:rsid="0022a678" style:font-size-asian="20pt" style:font-weight-asian="bold" style:font-size-complex="2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0a5df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a59c" style:font-weight-asian="bold" style:font-weight-complex="bold"/>
    </style:style>
    <style:style style:name="T11" style:family="text">
      <style:text-properties officeooo:rsid="0014a310"/>
    </style:style>
    <style:style style:name="T12" style:family="text">
      <style:text-properties officeooo:rsid="00159c4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02c9" style:font-weight-asian="normal" style:font-weight-complex="normal"/>
    </style:style>
    <style:style style:name="T15" style:family="text">
      <style:text-properties officeooo:rsid="0018b9dc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8b9dc"/>
    </style:style>
    <style:style style:name="T18" style:family="text">
      <style:text-properties style:font-name="Liberation Serif" style:text-underline-style="solid" style:text-underline-width="auto" style:text-underline-color="font-color"/>
    </style:style>
    <style:style style:name="T19" style:family="text">
      <style:text-properties style:font-name="Liberation Serif" style:text-underline-style="solid" style:text-underline-width="auto" style:text-underline-color="font-color" officeooo:rsid="0018b9dc"/>
    </style:style>
    <style:style style:name="T20" style:family="text">
      <style:text-properties style:font-name="Liberation Serif" officeooo:rsid="0019faf1"/>
    </style:style>
    <style:style style:name="T21" style:family="text">
      <style:text-properties style:font-name="Liberation Serif" fo:font-weight="normal" officeooo:rsid="0018b9dc" style:font-weight-asian="normal" style:font-weight-complex="normal"/>
    </style:style>
    <style:style style:name="T22" style:family="text">
      <style:text-properties style:font-name="Liberation Serif" officeooo:rsid="001d9ba6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officeooo:rsid="0019faf1"/>
    </style:style>
    <style:style style:name="T26" style:family="text">
      <style:text-properties officeooo:rsid="001ea59c"/>
    </style:style>
    <style:style style:name="T27" style:family="text">
      <style:text-properties officeooo:rsid="0021c7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 explicatif pour les compétition<text:span text:style-name="T27">s</text:span> <text:span text:style-name="T11">propos</text:span><text:span text:style-name="T27">ées</text:span><text:span text:style-name="T11"> </text:span>en début de vacance<text:span text:style-name="T27">s</text:span> <text:span text:style-name="T11">juste </text:span><text:span text:style-name="T27">après</text:span> le 7 juillet 2022</text:p>
      <text:p text:style-name="P1"/>
      <text:p text:style-name="P47">liste compétition<text:span text:style-name="T27">s</text:span> propos<text:span text:style-name="T27">ées</text:span> :</text:p>
      <text:p text:style-name="P1"/>
      <text:p text:style-name="P3">- Game : </text:p>
      <text:p text:style-name="P2"><text:span text:style-name="T2">Minecraft</text:span><text:span text:style-name="T5"> </text:span><text:span text:style-name="T1">: Capture The Flag, Cache-cache, Pixel-Art ; </text:span><text:span text:style-name="T2">P</text:span><text:span text:style-name="T4">aint</text:span><text:span text:style-name="T2">-Bal</text:span><text:span text:style-name="T4">l</text:span><text:span text:style-name="T2"> </text:span><text:span text:style-name="T3">+ou-</text:span><text:span text:style-name="T1"> : Capture The Flag ; </text:span></text:p>
      <text:p text:style-name="P2"><text:span text:style-name="T2">Maker King</text:span><text:span text:style-name="T1"> : Speed run </text:span></text:p>
      <text:p text:style-name="P28"/>
      <text:p text:style-name="P6">- <text:span text:style-name="T27">Crepart : ...</text:span></text:p>
      <text:p text:style-name="P9"/>
      <text:p text:style-name="P3">- Cosplay :</text:p>
      <text:p text:style-name="P10"><text:span text:style-name="T7">Défiler de cosplay/</text:span><text:span text:style-name="T8">concours avec jury désigné à l’avance</text:span> (un peu comme les top model ?)</text:p>
      <text:p text:style-name="P10"/>
      <text:p text:style-name="P4">- Dessin :</text:p>
      <text:p text:style-name="P10">4 type de catégorie : Dessin de <text:span text:style-name="T9">paysage</text:span><text:span text:style-name="T10">(1)</text:span> , de <text:span text:style-name="T9">personnage</text:span><text:span text:style-name="T10">(2)</text:span> , d’<text:span text:style-name="T9">objet</text:span><text:span text:style-name="T10">(3)</text:span> et <text:span text:style-name="T9">random</text:span><text:span text:style-name="T10">(4)</text:span></text:p>
      <text:p text:style-name="P26"/>
      <text:p text:style-name="P5">- <text:span text:style-name="T12">Photo :</text:span></text:p>
      <text:p text:style-name="P19">prendre des photo soit meme irl qui ressemble le plus possible a des dessin</text:p>
      <text:p text:style-name="P19"/>
      <text:p text:style-name="P7">Détaille des critére de notation:</text:p>
      <text:p text:style-name="P19"><text:span text:style-name="T23">Game</text:span><text:span text:style-name="T24"> :</text:span><text:span text:style-name="T6"> </text:span></text:p>
      <text:p text:style-name="P19">- CTF : point classique</text:p>
      <text:p text:style-name="P20">- cache-cache :<text:tab/>-chercheur 1pts/joueur trouver </text:p>
      <text:p text:style-name="P20"><text:tab/><text:tab/><text:tab/><text:tab/>-cacheur 1pts/minute</text:p>
      <text:p text:style-name="P20">- <text:span text:style-name="T25">Speed run : prendre les meilleurs temps</text:span></text:p>
      <text:p text:style-name="P20"><text:soft-page-break/>- <text:span text:style-name="T15">Pixel-Art : Fiche 1</text:span><text:span text:style-name="T17">*</text:span></text:p>
      <text:p text:style-name="P21"><text:span text:style-name="T18">Cosplay</text:span><text:span text:style-name="T16"> : </text:span><text:span text:style-name="T20">Fiche 2</text:span><text:span text:style-name="T16">*</text:span></text:p>
      <text:p text:style-name="P22"><text:span text:style-name="T18">Dessin</text:span><text:span text:style-name="T16"> : 4 Fiche 3</text:span><text:span text:style-name="T17">* </text:span><text:span text:style-name="T22">qui aurons presque les même critères</text:span></text:p>
      <text:p text:style-name="P22"><text:span text:style-name="T19">P</text:span><text:span text:style-name="T18">hoto</text:span><text:span text:style-name="T16"> : Fiche 4</text:span><text:span text:style-name="T17">*</text:span></text:p>
      <table:table table:name="Tableau1" table:style-name="Tableau1">
        <table:table-column table:style-name="Tableau1.A" table:number-columns-repeated="6"/>
        <table:table-column table:style-name="Tableau1.G"/>
        <table:table-row table:style-name="TableLine2643141477312">
          <table:table-cell table:style-name="Tableau1.A1" office:value-type="string">
            <text:p text:style-name="P14">1<text:span text:style-name="T21">*</text:span></text:p>
          </table:table-cell>
          <table:table-cell table:style-name="Tableau1.A1" office:value-type="string">
            <text:p text:style-name="P31">Taille</text:p>
          </table:table-cell>
          <table:table-cell table:style-name="Tableau1.A1" office:value-type="string">
            <text:p text:style-name="P42">Originalité</text:p>
          </table:table-cell>
          <table:table-cell table:style-name="Tableau1.A1" office:value-type="string">
            <text:p text:style-name="P31">Diversité des couleur</text:p>
          </table:table-cell>
          <table:table-cell table:style-name="Tableau1.A1" office:value-type="string">
            <text:p text:style-name="P31">Difficulté de réalisation</text:p>
          </table:table-cell>
          <table:table-cell table:style-name="Tableau1.A1" office:value-type="string">
            <text:p text:style-name="P31">Avis perso</text:p>
          </table:table-cell>
          <table:table-cell table:style-name="Tableau1.G1" office:value-type="string">
            <text:p text:style-name="P31">Totale</text:p>
          </table:table-cell>
        </table:table-row>
        <table:table-row table:style-name="TableLine2643141489696">
          <table:table-cell table:style-name="Tableau1.A2" office:value-type="string">
            <text:p text:style-name="P27">Pré-pts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G2" office:value-type="string">
            <text:p text:style-name="P18">?/20</text:p>
          </table:table-cell>
        </table:table-row>
        <table:table-row table:style-name="TableLine2643141490848">
          <table:table-cell table:style-name="Tableau1.A2" office:value-type="string">
            <text:p text:style-name="P44">Pts final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G2" office:value-type="string">
            <text:p text:style-name="P13">?/20</text:p>
          </table:table-cell>
        </table:table-row>
      </table:table>
      <text:p text:style-name="P38">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3"/>
        <table:table-column table:style-name="Tableau2.G"/>
        <table:table-row table:style-name="TableLine2643141480192">
          <table:table-cell table:style-name="Tableau2.A1" office:value-type="string">
            <text:p text:style-name="P14">2<text:span text:style-name="T21">*</text:span></text:p>
          </table:table-cell>
          <table:table-cell table:style-name="Tableau2.A1" office:value-type="string">
            <text:p text:style-name="P31">Style</text:p>
          </table:table-cell>
          <table:table-cell table:style-name="Tableau2.A1" office:value-type="string">
            <text:p text:style-name="P31">A<text:span text:style-name="T26">vis perso</text:span></text:p>
          </table:table-cell>
          <table:table-cell table:style-name="Tableau2.A1" office:value-type="string">
            <text:p text:style-name="P32">Autres ...</text:p>
          </table:table-cell>
          <table:table-cell table:style-name="Tableau2.A1" office:value-type="string">
            <text:p text:style-name="P35">difficulté</text:p>
          </table:table-cell>
          <table:table-cell table:style-name="Tableau2.A1" office:value-type="string">
            <text:p text:style-name="P35">technique</text:p>
          </table:table-cell>
          <table:table-cell table:style-name="Tableau2.G1" office:value-type="string">
            <text:p text:style-name="P15">Totale</text:p>
          </table:table-cell>
        </table:table-row>
        <table:table-row table:style-name="TableLine2643141482208">
          <table:table-cell table:style-name="Tableau2.A2" office:value-type="string">
            <text:p text:style-name="P14">Pré-pts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G2" office:value-type="string">
            <text:p text:style-name="P18">?/20</text:p>
          </table:table-cell>
        </table:table-row>
        <table:table-row table:style-name="TableLine2643141483072">
          <table:table-cell table:style-name="Tableau2.A2" office:value-type="string">
            <text:p text:style-name="P44">Pts final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G2" office:value-type="string">
            <text:p text:style-name="P16">?/20</text:p>
          </table:table-cell>
        </table:table-row>
      </table:table>
      <text:p text:style-name="P38"/>
      <table:table table:name="Tableau3" table:style-name="Tableau3">
        <table:table-column table:style-name="Tableau3.A" table:number-columns-repeated="6"/>
        <table:table-column table:style-name="Tableau3.G"/>
        <table:table-row table:style-name="TableLine2643141483360">
          <table:table-cell table:style-name="Tableau3.A1" office:value-type="string">
            <text:p text:style-name="P15">(1,2,3) 3<text:span text:style-name="T21">*</text:span></text:p>
          </table:table-cell>
          <table:table-cell table:style-name="Tableau3.A1" office:value-type="string">
            <text:p text:style-name="P33">Respet du theme</text:p>
          </table:table-cell>
          <table:table-cell table:style-name="Tableau3.A1" office:value-type="string">
            <text:p text:style-name="P33">originalité</text:p>
          </table:table-cell>
          <table:table-cell table:style-name="Tableau3.A1" office:value-type="string">
            <text:p text:style-name="P33">Lvl du dessin</text:p>
          </table:table-cell>
          <table:table-cell table:style-name="Tableau3.A1" office:value-type="string">
            <text:p text:style-name="P33">Avis perso</text:p>
          </table:table-cell>
          <table:table-cell table:style-name="Tableau3.A1" office:value-type="string">
            <text:p text:style-name="P33">Autres ...</text:p>
          </table:table-cell>
          <table:table-cell table:style-name="Tableau3.G1" office:value-type="string">
            <text:p text:style-name="P15">Totale</text:p>
          </table:table-cell>
        </table:table-row>
        <table:table-row table:style-name="TableLine2643145847968">
          <table:table-cell table:style-name="Tableau3.A2" office:value-type="string">
            <text:p text:style-name="P15">Pré-pts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G2" office:value-type="string">
            <text:p text:style-name="P18">?/20</text:p>
          </table:table-cell>
        </table:table-row>
        <table:table-row table:style-name="TableLine2643145853728">
          <table:table-cell table:style-name="Tableau3.A2" office:value-type="string">
            <text:p text:style-name="P45">Pts final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G2" office:value-type="string">
            <text:p text:style-name="P18">?/20</text:p>
          </table:table-cell>
        </table:table-row>
      </table:table>
      <text:p text:style-name="P40"/>
      <table:table table:name="Tableau4" table:style-name="Tableau4">
        <table:table-column table:style-name="Tableau4.A" table:number-columns-repeated="6"/>
        <table:table-column table:style-name="Tableau4.G"/>
        <table:table-row table:style-name="TableLine2643145847680">
          <table:table-cell table:style-name="Tableau4.A1" office:value-type="string">
            <text:p text:style-name="P15">(4) 3<text:span text:style-name="T21">*</text:span></text:p>
          </table:table-cell>
          <table:table-cell table:style-name="Tableau4.A1" office:value-type="string">
            <text:p text:style-name="P43">impr<text:span text:style-name="T27">es</text:span>sion</text:p>
          </table:table-cell>
          <table:table-cell table:style-name="Tableau4.A1" office:value-type="string">
            <text:p text:style-name="P33">rendue</text:p>
          </table:table-cell>
          <table:table-cell table:style-name="Tableau4.A1" office:value-type="string">
            <text:p text:style-name="P33">Lvl du dessin</text:p>
          </table:table-cell>
          <table:table-cell table:style-name="Tableau4.A1" office:value-type="string">
            <text:p text:style-name="P33">Avis perso</text:p>
          </table:table-cell>
          <table:table-cell table:style-name="Tableau4.A1" office:value-type="string">
            <text:p text:style-name="P33">Autres ...</text:p>
          </table:table-cell>
          <table:table-cell table:style-name="Tableau4.G1" office:value-type="string">
            <text:p text:style-name="P15">Totale</text:p>
          </table:table-cell>
        </table:table-row>
        <table:table-row table:style-name="TableLine2643145843936">
          <table:table-cell table:style-name="Tableau4.A2" office:value-type="string">
            <text:p text:style-name="P15">Pré-pts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G2" office:value-type="string">
            <text:p text:style-name="P18">?/20</text:p>
          </table:table-cell>
        </table:table-row>
        <table:table-row table:style-name="TableLine2643145850272">
          <table:table-cell table:style-name="Tableau4.A2" office:value-type="string">
            <text:p text:style-name="P45">Pts final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G2" office:value-type="string">
            <text:p text:style-name="P18">?/20</text:p>
          </table:table-cell>
        </table:table-row>
      </table:table>
      <text:p text:style-name="P30"><text:span text:style-name="T17">L</text:span><text:span text:style-name="T16">es lvl sont pour séparer les différent niveaux de dessin pour laisser une chance a tout le monde entre ceux qui dessine ultra bien et ceux qui sont très moyen .</text:span></text:p>
      <text:p text:style-name="P41">Il y aura 3 lvl de dessin, ces notes ne seront pas prit en compte sur la note sur 20</text:p>
      <text:p text:style-name="P39"/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row table:style-name="TableLine2643145851424">
          <table:table-cell table:style-name="Tableau5.A1" office:value-type="string">
            <text:p text:style-name="P17">4<text:span text:style-name="T21">*</text:span></text:p>
          </table:table-cell>
          <table:table-cell table:style-name="Tableau5.A1" office:value-type="string">
            <text:p text:style-name="P33">Respet du theme</text:p>
          </table:table-cell>
          <table:table-cell table:style-name="Tableau5.A1" office:value-type="string">
            <text:p text:style-name="P33">originalité</text:p>
          </table:table-cell>
          <table:table-cell table:style-name="Tableau5.A1" office:value-type="string">
            <text:p text:style-name="P34">Mis en scéne</text:p>
          </table:table-cell>
          <table:table-cell table:style-name="Tableau5.A1" office:value-type="string">
            <text:p text:style-name="P33">Avis perso</text:p>
          </table:table-cell>
          <table:table-cell table:style-name="Tableau5.A1" office:value-type="string">
            <text:p text:style-name="P33">Autres ...</text:p>
          </table:table-cell>
          <table:table-cell table:style-name="Tableau5.G1" office:value-type="string">
            <text:p text:style-name="P15">Totale</text:p>
          </table:table-cell>
        </table:table-row>
        <table:table-row table:style-name="TableLine2643145855456">
          <table:table-cell table:style-name="Tableau5.A2" office:value-type="string">
            <text:p text:style-name="P17">Pré-pts</text:p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G2" office:value-type="string">
            <text:p text:style-name="P18">?/20</text:p>
          </table:table-cell>
        </table:table-row>
        <table:table-row table:style-name="TableLine2643145851712">
          <table:table-cell table:style-name="Tableau5.A2" office:value-type="string">
            <text:p text:style-name="P46">Pts final</text:p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G2" office:value-type="string">
            <text:p text:style-name="P18">?/20</text:p>
          </table:table-cell>
        </table:table-row>
      </table:table>
      <text:p text:style-name="P11"/>
      <text:p text:style-name="P29"/>
      <text:p text:style-name="P8"><text:soft-page-break/></text:p>
      <text:p text:style-name="P8"/>
      <text:p text:style-name="P8"/>
      <text:p text:style-name="P8">Un début de regle …</text:p>
      <text:p text:style-name="P23"/>
      <text:p text:style-name="P24"><text:span text:style-name="T9">Game :</text:span> possède déjà des règle de game play</text:p>
      <text:p text:style-name="P37"/>
      <text:p text:style-name="P24"><text:span text:style-name="T9">Cosplay :</text:span> le jury notera les gens a l’aide des fiche + demande de droit a l’image pour les participant</text:p>
      <text:p text:style-name="P36"/>
      <text:p text:style-name="P25">Dessin : <text:span text:style-name="T13">faire un dessin dans un theme précit + donner une date limite pour le rendre et <text:s/>un espace numérique pour les récupéré</text:span></text:p>
      <text:p text:style-name="P36"/>
      <text:p text:style-name="P25">Photo : <text:span text:style-name="T14">prendre des photo </text:span><text:span text:style-name="T13">avec ses propre moyen</text:span><text:span text:style-name="T14"> irl qui ressemble le plus possible a </text:span><text:span text:style-name="T13">un</text:span><text:span text:style-name="T14"> dessin</text:span></text:p>
      <text:p text:style-name="P24">ex : personnage d’animé/manga/dessin animé, paysage qui ressemble a un dessin (ex:le ciel) , autres ..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8:58:11.132000000</meta:creation-date>
    <dc:date>2022-06-11T12:02:55.425000000</dc:date>
    <meta:editing-duration>PT35M36S</meta:editing-duration>
    <meta:editing-cycles>5</meta:editing-cycles>
    <meta:generator>LibreOffice/7.3.4.2$Windows_X86_64 LibreOffice_project/728fec16bd5f605073805c3c9e7c4212a0120dc5</meta:generator>
    <meta:document-statistic meta:table-count="5" meta:image-count="0" meta:object-count="0" meta:page-count="3" meta:paragraph-count="86" meta:word-count="381" meta:character-count="2021" meta:non-whitespace-character-count="1715"/>
  </office:meta>
</office:document-meta>
</file>